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2Nd interview<text:tab/></text:p>
      <text:p text:style-name="Standard"/>
      <text:list xml:id="list1482849019" text:style-name="L1">
        <text:list-item>
          <text:p text:style-name="P1">explain memory layout</text:p>
        </text:list-item>
        <text:list-item>
          <text:p text:style-name="P1">draw tcp header and explain each field in it</text:p>
        </text:list-item>
        <text:list-item>
          <text:p text:style-name="P1">draw ip header and explain each field in it</text:p>
        </text:list-item>
        <text:list-item>
          <text:p text:style-name="P1">what is osi modal</text:p>
        </text:list-item>
        <text:list-item>
          <text:p text:style-name="P1">what is the purpose of session layer</text:p>
        </text:list-item>
        <text:list-item>
          <text:p text:style-name="P1">write a program to reverse a linklist using recursion</text:p>
        </text:list-item>
        <text:list-item>
          <text:p text:style-name="P1">what is function pointer ? Why function pointer? Write a simple program to explain function pointer?</text:p>
        </text:list-item>
        <text:list-item>
          <text:p text:style-name="P1">Draw kernal architecture <text:s/>and explain it with read a file and writing a file?</text:p>
        </text:list-item>
        <text:list-item>
          <text:p text:style-name="P1">What is makefile ? Write a simple make file?</text:p>
        </text:list-item>
        <text:list-item>
          <text:p text:style-name="P1">Explain buffer cache senario</text:p>
        </text:list-item>
        <text:list-item>
          <text:p text:style-name="P1">what is delayed write</text:p>
        </text:list-item>
        <text:list-item>
          <text:p text:style-name="P1">write a simple socket program to demonstrate system call used in it and explain purpose of each system call?</text:p>
        </text:list-item>
        <text:list-item>
          <text:p text:style-name="P1">Difference between fork and vfork?</text:p>
        </text:list-item>
        <text:list-item>
          <text:p text:style-name="P1">What are the thing inherited by child process</text:p>
        </text:list-item>
        <text:list-item>
          <text:p text:style-name="P1">how fork return 2 values?</text:p>
        </text:list-item>
        <text:list-item>
          <text:p text:style-name="P1">Explain libraries? Difference between shared library and dynamic linked library</text:p>
        </text:list-item>
        <text:list-item>
          <text:p text:style-name="P1">how to get file status</text:p>
        </text:list-item>
        <text:list-item>
          <text:p text:style-name="P1">explain operation happend in stat system call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17:34:13</meta:creation-date>
    <dc:date>2013-10-02T17:50:01</dc:date>
    <meta:editing-duration>PT38S</meta:editing-duration>
    <meta:editing-cycles>1</meta:editing-cycles>
    <meta:document-statistic meta:table-count="0" meta:image-count="0" meta:object-count="0" meta:page-count="1" meta:paragraph-count="19" meta:word-count="167" meta:character-count="877" meta:non-whitespace-character-count="742"/>
    <meta:generator>LibreOffice/3.5$Linux_x86 LibreOffice_project/350m1$Build-2</meta:generator>
  </office:meta>
</office:document-meta>
</file>